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801900" draw:fill="gradient" draw:fill-color="#cfe7f5" draw:fill-gradient-name="Orange_20_Gradient_20_2" draw:textarea-horizontal-align="justify" draw:textarea-vertical-align="middle" draw:auto-grow-height="false" fo:min-height="0cm" fo:min-width="0cm" fo:wrap-option="no-wrap"/>
    </style:style>
    <style:style style:name="gr2" style:family="graphic" style:parent-style-name="standard">
      <style:graphic-properties draw:fill="gradient" draw:fill-color="#cfe7f5" draw:fill-gradient-name="Blue_20_Gradient_20_1" draw:textarea-horizontal-align="justify" draw:textarea-vertical-align="middle" draw:auto-grow-height="false" fo:min-height="0cm" fo:min-width="0cm"/>
    </style:style>
    <style:style style:name="gr3" style:family="graphic" style:parent-style-name="objectwithoutfill">
      <style:graphic-properties svg:stroke-color="#006600" draw:marker-end="Arrow" draw:marker-end-width="0.3cm" draw:fill="none" draw:textarea-vertical-align="middle"/>
    </style:style>
    <style:style style:name="gr4" style:family="graphic" style:parent-style-name="standard">
      <style:graphic-properties svg:stroke-color="#c5000b" draw:fill="gradient" draw:fill-color="#cfe7f5" draw:fill-gradient-name="Blue_20_Gradient_20_2" draw:textarea-horizontal-align="justify" draw:textarea-vertical-align="middle" draw:auto-grow-height="false" fo:min-height="0cm" fo:min-width="0cm"/>
    </style:style>
    <style:style style:name="gr5" style:family="graphic" style:parent-style-name="objectwithoutfill">
      <style:graphic-properties svg:stroke-color="#c5000b" draw:marker-end="Arrow" draw:marker-end-width="0.3cm" draw:fill="solid" draw:fill-color="#ff8080" draw:textarea-vertical-align="middle"/>
    </style:style>
    <style:style style:name="gr6" style:family="graphic" style:parent-style-name="objectwithoutfill">
      <style:graphic-properties svg:stroke-color="#336699" draw:marker-end="Arrow" draw:marker-end-width="0.3cm" draw:fill="none" draw:textarea-vertical-align="middle"/>
    </style:style>
    <style:style style:name="gr7" style:family="graphic" style:parent-style-name="standard">
      <style:graphic-properties svg:stroke-color="#006600" draw:fill="gradient" draw:fill-color="#cfe7f5" draw:fill-gradient-name="Blue_20_Gradient_20_2"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draw:stroke="none" svg:stroke-color="#336666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3cm" fo:min-width="0cm"/>
    </style:style>
    <style:style style:name="P1" style:family="paragraph">
      <style:paragraph-properties fo:text-align="center"/>
      <style:text-properties fo:color="#801900" style:text-outline="false" fo:font-family="'Berlin Sans FB'" style:font-family-generic="swiss" style:font-pitch="variable" fo:font-style="normal" fo:text-shadow="none" fo:font-weight="normal" style:font-style-asian="normal" style:font-weight-asian="normal" style:font-style-complex="normal" style:font-weight-complex="normal"/>
    </style:style>
    <style:style style:name="P2" style:family="paragraph">
      <style:paragraph-properties fo:text-align="center"/>
      <style:text-properties fo:color="#004586" fo:font-family="'Berlin Sans FB'" style:font-family-generic="swiss" style:font-pitch="variable" fo:font-style="normal" style:font-style-asian="normal" style:font-style-complex="normal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color="#663300" fo:font-family="'Berlin Sans FB'" style:font-family-generic="swiss" style:font-pitch="variable"/>
    </style:style>
    <style:style style:name="P5" style:family="paragraph">
      <style:paragraph-properties fo:text-align="end"/>
      <style:text-properties fo:color="#336699" fo:font-family="'Berlin Sans FB'" style:font-family-generic="swiss" style:font-pitch="variable"/>
    </style:style>
    <style:style style:name="P6" style:family="paragraph">
      <style:text-properties fo:color="#c5000b"/>
    </style:style>
    <style:style style:name="P7" style:family="paragraph">
      <style:text-properties fo:color="#c5000b" fo:font-family="'Berlin Sans FB'" style:font-family-generic="swiss" style:font-pitch="variable"/>
    </style:style>
    <style:style style:name="P8" style:family="paragraph">
      <style:text-properties fo:color="#006600"/>
    </style:style>
    <style:style style:name="P9" style:family="paragraph">
      <style:paragraph-properties fo:text-align="start"/>
      <style:text-properties fo:color="#336699" fo:font-family="'Berlin Sans FB'" style:font-family-generic="swiss" style:font-pitch="variable"/>
    </style:style>
    <style:style style:name="P10" style:family="paragraph">
      <style:text-properties fo:color="#006600" fo:font-family="'Berlin Sans FB'" style:font-family-generic="swiss" style:font-pitch="variable"/>
    </style:style>
    <style:style style:name="P11" style:family="paragraph">
      <style:text-properties fo:font-size="22pt" style:font-size-asian="22pt" style:font-size-complex="22pt"/>
    </style:style>
    <style:style style:name="P12" style:family="paragraph">
      <style:text-properties fo:font-family="'Berlin Sans FB'" style:font-family-generic="swiss" style:font-pitch="variable" fo:font-size="22pt" style:font-size-asian="22pt" style:font-size-complex="22pt"/>
    </style:style>
    <style:style style:name="T1" style:family="text">
      <style:text-properties fo:color="#801900" style:text-outline="false" fo:font-family="'Berlin Sans FB'" style:font-family-generic="swiss" style:font-pitch="variable" fo:font-style="normal" fo:text-shadow="none" fo:font-weight="normal" style:font-style-asian="normal" style:font-weight-asian="normal" style:font-style-complex="normal" style:font-weight-complex="normal"/>
    </style:style>
    <style:style style:name="T2" style:family="text">
      <style:text-properties fo:color="#004586" fo:font-family="'Berlin Sans FB'" style:font-family-generic="swiss" style:font-pitch="variable" fo:font-style="normal" style:font-style-asian="normal" style:font-style-complex="normal"/>
    </style:style>
    <style:style style:name="T3" style:family="text">
      <style:text-properties fo:color="#663300" fo:font-family="'Berlin Sans FB'" style:font-family-generic="swiss" style:font-pitch="variable"/>
    </style:style>
    <style:style style:name="T4" style:family="text">
      <style:text-properties fo:color="#336699" fo:font-family="'Berlin Sans FB'" style:font-family-generic="swiss" style:font-pitch="variable"/>
    </style:style>
    <style:style style:name="T5" style:family="text">
      <style:text-properties fo:color="#c5000b" fo:font-family="'Berlin Sans FB'" style:font-family-generic="swiss" style:font-pitch="variable"/>
    </style:style>
    <style:style style:name="T6" style:family="text">
      <style:text-properties fo:color="#006600" fo:font-family="'Berlin Sans FB'" style:font-family-generic="swiss" style:font-pitch="variable"/>
    </style:style>
    <style:style style:name="T7" style:family="text">
      <style:text-properties fo:font-family="'Berlin Sans FB'" style:font-family-generic="swiss" style:font-pitch="variabl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4" draw:id="id4" draw:layer="layout" svg:width="3.793cm" svg:height="2.7cm" draw:transform="skewX (-0.0022689280275922) translate (11.2cm 4.7cm)">
          <text:p text:style-name="P1"><text:span text:style-name="T1">AFE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2" draw:text-style-name="P2" xml:id="id1" draw:id="id1" draw:layer="layout" svg:width="3.158cm" svg:height="4.016cm" draw:transform="skewX (-0.025307274153913) rotate (-0.0392699081710515) translate (11.526cm 9.911cm)">
          <draw:glue-point draw:id="8" svg:x="5.007cm" svg:y="2.469cm" draw:escape-direction="right"/>
          <draw:glue-point draw:id="9" svg:x="4.768cm" svg:y="2.228cm" draw:escape-direction="up"/>
          <draw:glue-point draw:id="10" svg:x="2.47cm" svg:y="-4.757cm"/>
          <draw:glue-point draw:id="11" svg:x="2.757cm" svg:y="1.023cm"/>
          <draw:glue-point draw:id="12" svg:x="-0.689cm" svg:y="-1.385cm"/>
          <draw:glue-point draw:id="13" svg:x="-2.413cm" svg:y="4.878cm"/>
          <draw:glue-point draw:id="14" svg:x="1.896cm" svg:y="5.003cm"/>
          <text:p text:style-name="P2"><text:span text:style-name="T2">Regel-</text:span></text:p>
          <text:p text:style-name="P2"><text:span text:style-name="T2">entwürfe</text:span></text:p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3" draw:text-style-name="P3" draw:layer="layout" draw:type="curve" svg:x1="12.301cm" svg:y1="14cm" svg:x2="9.7cm" svg:y2="15.3cm" draw:start-shape="id1" draw:start-glue-point="13" draw:end-shape="id2" draw:end-glue-point="1" svg:d="M12301 14000c0 867-867 1300-2601 1300">
          <text:p/>
        </draw:connector>
        <draw:custom-shape draw:style-name="gr4" draw:text-style-name="P4" xml:id="id3" draw:id="id3" draw:layer="layout" svg:width="4.6cm" svg:height="2.2cm" svg:x="12cm" svg:y="16.7cm">
          <text:p text:style-name="P3"><text:span text:style-name="T3">Beschreibung </text:span></text:p>
          <text:p text:style-name="P3"><text:span text:style-name="T3">in Kapitel 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3" draw:layer="layout" draw:type="curve" svg:x1="13.049cm" svg:y1="13.992cm" svg:x2="14.3cm" svg:y2="16.7cm" draw:start-shape="id1" draw:start-glue-point="6" draw:end-shape="id3" svg:d="M13049 13992c0 2076 1251 722 1251 2708">
          <text:p/>
        </draw:connector>
        <draw:connector draw:style-name="gr6" draw:text-style-name="P3" draw:layer="layout" draw:type="curve" draw:line-skew="0cm 0.817cm" svg:x1="13.684cm" svg:y1="14.052cm" svg:x2="13.869cm" svg:y2="10.012cm" draw:start-shape="id1" draw:start-glue-point="14" draw:end-shape="id1" draw:end-glue-point="10" svg:d="M13684 14052c0 750 2317 500 2317-2071s-2132-2872-2132-1969">
          <text:p/>
        </draw:connector>
        <draw:custom-shape draw:style-name="gr7" draw:text-style-name="P4" xml:id="id2" draw:id="id2" draw:layer="layout" svg:width="5.1cm" svg:height="2.8cm" svg:x="4.6cm" svg:y="13.9cm">
          <text:p text:style-name="P3"><text:span text:style-name="T3">Umsetzung und</text:span><text:span text:style-name="T3"><text:line-break/></text:span><text:span text:style-name="T3">Beschreibung </text:span></text:p>
          <text:p text:style-name="P3"><text:span text:style-name="T3">in Kapitel 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3" draw:layer="layout" draw:type="curve" svg:x1="13.102cm" svg:y1="7.4cm" svg:x2="13.105cm" svg:y2="9.975cm" draw:start-shape="id4" draw:start-glue-point="7" draw:end-shape="id1" draw:end-glue-point="4" svg:d="M13102 7400c0 1884 3 597 3 2575">
          <text:p/>
        </draw:connector>
        <draw:frame draw:style-name="gr8" draw:text-style-name="P5" draw:layer="layout" svg:width="3.127cm" svg:height="1.657cm" svg:x="10cm" svg:y="7.6cm">
          <draw:text-box>
            <text:p text:style-name="P5"><text:span text:style-name="T4">intensive</text:span></text:p>
            <text:p text:style-name="P5"><text:span text:style-name="T4">Befassung</text:span></text:p>
          </draw:text-box>
        </draw:frame>
        <draw:frame draw:style-name="gr9" draw:text-style-name="P7" draw:layer="layout" svg:width="3.465cm" svg:height="1.657cm" svg:x="13.839cm" svg:y="14.9cm">
          <draw:text-box>
            <text:p text:style-name="P6"><text:span text:style-name="T5">verworfene</text:span></text:p>
            <text:p text:style-name="P6"><text:span text:style-name="T5"><text:s text:c="3"/></text:span><text:span text:style-name="T5">Regeln</text:span></text:p>
          </draw:text-box>
        </draw:frame>
        <draw:frame draw:style-name="gr9" draw:text-style-name="P8" draw:layer="layout" svg:width="3.52cm" svg:height="1.657cm" svg:x="9.9cm" svg:y="15.3cm">
          <draw:text-box>
            <text:p text:style-name="P8"><text:span text:style-name="T6">akzeptierte</text:span><text:span text:style-name="T6"><text:line-break/></text:span><text:span text:style-name="T6">Regeln</text:span></text:p>
          </draw:text-box>
        </draw:frame>
        <draw:frame draw:style-name="gr9" draw:text-style-name="P9" draw:layer="layout" svg:width="3.724cm" svg:height="1.657cm" svg:x="15.839cm" svg:y="11.5cm">
          <draw:text-box draw:corner-radius="0.061cm">
            <text:p text:style-name="P9"><text:span text:style-name="T4"><text:s/></text:span><text:span text:style-name="T4">Regeln</text:span><text:span text:style-name="T4"><text:line-break/></text:span><text:span text:style-name="T4">modifizieren</text:span></text:p>
          </draw:text-box>
        </draw:frame>
        <draw:frame draw:style-name="gr10" draw:text-style-name="P10" draw:layer="layout" svg:width="3.569cm" svg:height="0.963cm" svg:x="7.2cm" svg:y="11.3cm">
          <draw:text-box>
            <text:p text:style-name="P10"><text:span text:style-name="T6">Ergebnisse</text:span></text:p>
          </draw:text-box>
        </draw:frame>
        <draw:connector draw:style-name="gr3" draw:text-style-name="P3" draw:layer="layout" draw:type="curve" svg:x1="7.15cm" svg:y1="13.9cm" svg:x2="11.203cm" svg:y2="6.05cm" draw:start-shape="id2" draw:start-glue-point="0" draw:end-shape="id4" draw:end-glue-point="6" svg:d="M7150 13900c0-5234 1351-7850 4053-7850">
          <text:p/>
        </draw:connector>
        <draw:frame draw:style-name="gr9" draw:text-style-name="P12" draw:layer="layout" svg:width="5.053cm" svg:height="1.107cm" svg:x="4cm" svg:y="4.3cm">
          <draw:text-box>
            <text:p text:style-name="P11"><text:span text:style-name="T7">Methodologie: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Blue_20_Gradient_20_1" draw:display-name="Blue Gradient 1" draw:style="radial" draw:cx="50%" draw:cy="85%" draw:start-color="#ccccff" draw:end-color="#cfe7f5" draw:start-intensity="100%" draw:end-intensity="100%" draw:border="0%"/>
    <draw:gradient draw:name="Blue_20_Gradient_20_2" draw:display-name="Blue Gradient 2" draw:style="linear" draw:start-color="#ffff99" draw:end-color="#ffffcc" draw:start-intensity="100%" draw:end-intensity="100%" draw:angle="900" draw:border="0%"/>
    <draw:gradient draw:name="Orange_20_Gradient_20_2" draw:display-name="Orange Gradient 2" draw:style="linear" draw:start-color="#ffff00" draw:end-color="#ff9900" draw:start-intensity="100%" draw:end-intensity="100%" draw:angle="0" draw:border="5%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inda Homeier</meta:initial-creator>
    <meta:creation-date>2015-09-16T04:15:47.68</meta:creation-date>
    <dc:date>2015-09-16T15:00:32.23</dc:date>
    <dc:creator>Linda Homeier</dc:creator>
    <meta:editing-duration>PT1H6M40S</meta:editing-duration>
    <meta:editing-cycles>6</meta:editing-cycles>
    <meta:generator>OpenOffice/4.1.0$Win32 OpenOffice.org_project/410m18$Build-9764</meta:generator>
    <meta:document-statistic meta:object-count="15"/>
  </office:meta>
</office:document-meta>
</file>